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use-window-font-color="true" style:font-name="Arial" fo:font-size="12pt" style:font-size-asian="12pt" style:font-size-complex="12pt"/>
    </style:style>
    <style:style style:name="T1" style:family="text">
      <style:text-properties fo:font-variant="normal" fo:text-transform="none" fo:color="#50005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500050" style:font-name="arial" fo:font-size="9pt" fo:letter-spacing="normal" fo:font-style="normal" fo:font-weight="normal" officeooo:rsid="0017e540"/>
    </style:style>
    <style:style style:name="T3" style:family="text">
      <style:text-properties fo:font-variant="normal" fo:text-transform="none" fo:color="#500050" fo:font-size="9pt" fo:letter-spacing="normal" fo:font-style="normal" fo:font-weight="normal"/>
    </style:style>
    <style:style style:name="T4" style:family="text">
      <style:text-properties fo:font-variant="normal" fo:text-transform="none" fo:color="#500050" fo:font-size="9pt" fo:letter-spacing="normal" fo:font-style="normal" fo:font-weight="normal" officeooo:rsid="0017e540"/>
    </style:style>
    <style:style style:name="T5" style:family="text">
      <style:text-properties fo:font-variant="normal" fo:text-transform="none" fo:color="#500050" fo:letter-spacing="normal" fo:font-style="normal" fo:font-weight="normal"/>
    </style:style>
    <style:style style:name="T6" style:family="text">
      <style:text-properties fo:font-variant="normal" fo:text-transform="none" fo:color="#500050" fo:letter-spacing="normal" fo:font-style="normal" fo:font-weight="normal" officeooo:rsid="0017e540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7e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RoleModel Enterprises is casting for a movie about Bourgade Catholic</text:span><text:line-break/><text:span text:style-name="T7">High School 1984-1988. Class genius vs. class clowns. Are the twins</text:span><text:line-break/><text:span text:style-name="T7">making fun of Lisa? Yet every once in awhile they do something nice.</text:span><text:line-break/><text:span text:style-name="T7">Will they eventually get along?</text:span><text:line-break/><text:line-break/><text:span text:style-name="T7">Send headshot &amp; resume to info@CrowdPublish.TV</text:span><text:line-break/><text:line-break/><text:span text:style-name="T7">Lisa S – Math genius. Very nice - like Mary from "Something About</text:span><text:line-break/><text:span text:style-name="T7">Mary." High school student. Female. Hair in a side ponytail. White,</text:span><text:line-break/><text:span text:style-name="T7">thin preferred.</text:span><text:line-break/><text:line-break/><text:span text:style-name="T7">Marnie &amp; Trish – Nice female high school kids.</text:span><text:line-break/><text:line-break/><text:span text:style-name="T7">Steve &amp; Ken O – Male high school twins. Jocks, class clowns. Young men</text:span><text:line-break/><text:span text:style-name="T7">who have a sibling or friend who can act and could pass as their</text:span><text:line-break/><text:span text:style-name="T7">same-age brother are encouraged to apply.</text:span><text:line-break/><text:line-break/><text:span text:style-name="T7">John Schmaltz - Male high school student. Very smart, preppy, popular,</text:span><text:line-break/><text:span text:style-name="T7">rich, senior class president, valedictorian. Very dry, stone-faced,</text:span><text:line-break/><text:span text:style-name="T7">quirky sense of humor. Buzz/flat top haircut preferred.</text:span><text:line-break/><text:line-break/><text:span text:style-name="T7">Lisa M &amp; Michelle – Mean and nice cheerleaders.</text:span><text:line-break/><text:line-break/><text:span text:style-name="T7">Billy C - Male high school student. Hilarious, loud-mouthed religious</text:span><text:line-break/><text:span text:style-name="T7">zealot. Hispanic. Very smart.</text:span><text:line-break/><text:line-break/><text:span text:style-name="T7">Mrs. O – Steve &amp; Ken's mom, nice. 40-ish.</text:span><text:line-break/><text:line-break/><text:span text:style-name="T7">Mr. S - Lisa's dad, a bum. 40-ish.</text:span><text:line-break/><text:line-break/><text:span text:style-name="T7">Bit roles - Cheerleaders, Pom line, Basketball team, teachers</text:span><text:span text:style-name="T8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17:06.206895354</meta:creation-date>
    <dc:date>2017-02-10T16:18:37.640228084</dc:date>
    <meta:editing-duration>P0D</meta:editing-duration>
    <meta:editing-cycles>1</meta:editing-cycles>
    <meta:document-statistic meta:table-count="0" meta:image-count="0" meta:object-count="0" meta:page-count="1" meta:paragraph-count="1" meta:word-count="185" meta:character-count="1152" meta:non-whitespace-character-count="953"/>
    <meta:generator>LibreOffice/4.2.8.2$Linux_X86_64 LibreOffice_project/420m0$Build-2</meta:generator>
  </office:meta>
</office:document-meta>
</file>